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3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E. Hartogens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December 30, 1891</text:p>
      <text:p text:style-name="P5">Month<text:tab/><text:tab/><text:tab/><text:tab/><text:tab/><text:tab/>Dec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27 W. 133<text:span text:style-name="T2">d</text:span><text:span text:style-name="T3">. St./</text:span></text:p>
      <text:p text:style-name="P3"><text:span text:style-name="T3">New York, Dec. 30[/ inserted by author]91/</text:span></text:p>
      <text:p text:style-name="P2"><text:span text:style-name="T3">My dear/</text:span></text:p>
      <text:p text:style-name="P2"><text:span text:style-name="T3">Rev. Dr. Morais,/</text:span></text:p>
      <text:p text:style-name="P2"><text:span text:style-name="T3"><text:tab/>This is to inform you/ that my daughter Clara,/ (Mrs. J. Judelsohn) whose/ beloved husband (Jacob Judelsohn)/ died Dec. 15[/ inserted by author]91), gave birth/ to a little son this day/ (Dec. 30[/ inserted by author]91). <text:s/>Mother and/ little baby Jacob are/ doing fairly well under/ the sad circumstances./</text:span></text:p>
      <text:p text:style-name="P2"><text:span text:style-name="T3"><text:tab/>As your dear son/ Henry has interested himself/ in our family, I thought/ I would inform you of same./</text:span></text:p>
      <text:p text:style-name="P2"><text:span text:style-name="T3"><text:tab/>Very truly yours/</text:span></text:p>
      <text:p text:style-name="P2"><text:span text:style-name="T3"><text:tab/>Dr. A. E. Hartogensis/</text:span></text:p>
      <text:p text:style-name="P2"><text:span text:style-name="T3">I congratulate you with the/ speedy recovery of your health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2:26:10.83</meta:creation-date>
    <meta:document-statistic meta:table-count="0" meta:image-count="0" meta:object-count="0" meta:page-count="2" meta:paragraph-count="69" meta:word-count="267" meta:character-count="1863"/>
    <dc:date>2011-11-30T12:32:24.64</dc:date>
    <dc:creator>Penn Libraries</dc:creator>
    <meta:editing-duration>PT00H06M13S</meta:editing-duration>
    <meta:editing-cycles>1</meta:editing-cycles>
    <meta:generator>OpenOffice.org/3.2$Win32 OpenOffice.org_project/320m12$Build-9483</meta:generator>
  </office:meta>
</office:document-meta>
</file>